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st_salary</text:p>
          </table:table-cell>
          <table:table-cell office:value-type="string" calcext:value-type="string">
            <text:p>Purchased</text:p>
          </table:table-cell>
        </table:table-row>
        <table:table-row table:style-name="ro1">
          <table:table-cell office:value-type="float" office:value="1501289456" calcext:value-type="float">
            <text:p>1501289456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504" calcext:value-type="float">
            <text:p>1601289504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456" calcext:value-type="float">
            <text:p>1501289456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30893" calcext:value-type="float">
            <text:p>1501230893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48000" calcext:value-type="float">
            <text:p>4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289345" calcext:value-type="float">
            <text:p>1401289345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999" calcext:value-type="float">
            <text:p>1401289999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778" calcext:value-type="float">
            <text:p>1501289778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900" calcext:value-type="float">
            <text:p>1501289900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289310" calcext:value-type="float">
            <text:p>1501289310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000" calcext:value-type="float">
            <text:p>1701289000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333" calcext:value-type="float">
            <text:p>170128933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27000" calcext:value-type="float">
            <text:p>27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289339" calcext:value-type="float">
            <text:p>1701289339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340" calcext:value-type="float">
            <text:p>1701289340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567" calcext:value-type="float">
            <text:p>1401289567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000" calcext:value-type="float">
            <text:p>1601289000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347890" calcext:value-type="float">
            <text:p>1602347890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89333" calcext:value-type="float">
            <text:p>1601289333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89444" calcext:value-type="float">
            <text:p>1601289444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150" calcext:value-type="float">
            <text:p>1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009" calcext:value-type="float">
            <text:p>1601289009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503" calcext:value-type="float">
            <text:p>140128950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289777" calcext:value-type="float">
            <text:p>1301289777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287560" calcext:value-type="float">
            <text:p>1201287560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503" calcext:value-type="float">
            <text:p>1601289503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89999" calcext:value-type="float">
            <text:p>1601289999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21:14:28.871518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17:12.272112760</meta:creation-date>
    <dc:date>2020-04-25T21:16:59.129581365</dc:date>
    <meta:editing-duration>PT12M1S</meta:editing-duration>
    <meta:editing-cycles>6</meta:editing-cycles>
    <meta:generator>LibreOffice/5.1.6.2$Linux_X86_64 LibreOffice_project/10m0$Build-2</meta:generator>
    <meta:document-statistic meta:table-count="1" meta:cell-count="125" meta:object-count="0"/>
  </office:meta>
</office:document-meta>
</file>